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man" svg:font-family="Roman" style:font-pitch="fixed"/>
  </office:font-face-decls>
  <office:automatic-styles>
    <style:style style:name="P1" style:family="paragraph" style:parent-style-name="Standard">
      <style:paragraph-properties fo:text-align="center" style:justify-single-word="false"/>
      <style:text-properties officeooo:paragraph-rsid="001d1607"/>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6pt" officeooo:rsid="001d1607" officeooo:paragraph-rsid="001d1607" style:font-size-asian="14pt" style:font-size-complex="16pt"/>
    </style:style>
    <style:style style:name="P4" style:family="paragraph" style:parent-style-name="Standard">
      <style:paragraph-properties fo:text-align="justify" style:justify-single-word="false"/>
      <style:text-properties officeooo:paragraph-rsid="0020ca8a"/>
    </style:style>
    <style:style style:name="P5" style:family="paragraph" style:parent-style-name="Standard">
      <style:paragraph-properties fo:text-align="justify" style:justify-single-word="false"/>
      <style:text-properties officeooo:paragraph-rsid="0023e59d"/>
    </style:style>
    <style:style style:name="P6" style:family="paragraph" style:parent-style-name="Standard">
      <style:paragraph-properties fo:text-align="justify" style:justify-single-word="false"/>
      <style:text-properties officeooo:paragraph-rsid="00244676"/>
    </style:style>
    <style:style style:name="P7" style:family="paragraph" style:parent-style-name="Standard">
      <style:paragraph-properties fo:text-align="justify" style:justify-single-word="false"/>
      <style:text-properties officeooo:paragraph-rsid="002583ad"/>
    </style:style>
    <style:style style:name="P8" style:family="paragraph" style:parent-style-name="Standard">
      <style:paragraph-properties fo:text-align="start" style:justify-single-word="false"/>
      <style:text-properties style:font-name="Roman" officeooo:rsid="001f33ec" officeooo:paragraph-rsid="0022c6dd"/>
    </style:style>
    <style:style style:name="P9" style:family="paragraph" style:parent-style-name="Standard">
      <style:paragraph-properties fo:text-align="start" style:justify-single-word="false"/>
      <style:text-properties style:font-name="Roman" fo:font-size="13pt" officeooo:rsid="0022c6dd" officeooo:paragraph-rsid="0022c6dd" style:font-size-asian="11.3500003814697pt" style:font-size-complex="13pt"/>
    </style:style>
    <style:style style:name="P10" style:family="paragraph" style:parent-style-name="Standard">
      <style:paragraph-properties fo:text-align="start" style:justify-single-word="false"/>
      <style:text-properties style:font-name="Roman" fo:font-size="13pt" officeooo:rsid="001f33ec" officeooo:paragraph-rsid="0022c6dd" style:font-size-asian="11.3500003814697pt" style:font-size-complex="13pt"/>
    </style:style>
    <style:style style:name="P11" style:family="paragraph" style:parent-style-name="Standard">
      <style:paragraph-properties fo:text-align="start" style:justify-single-word="false"/>
      <style:text-properties fo:font-size="13pt" officeooo:rsid="001d1607" officeooo:paragraph-rsid="001d1607" style:font-size-asian="11.3500003814697pt" style:font-size-complex="13pt"/>
    </style:style>
    <style:style style:name="P12" style:family="paragraph" style:parent-style-name="Standard" style:list-style-name="L1">
      <style:paragraph-properties fo:text-align="start" style:justify-single-word="false"/>
      <style:text-properties style:font-name="Liberation Serif" officeooo:paragraph-rsid="0022c6dd"/>
    </style:style>
    <style:style style:name="P13" style:family="paragraph" style:parent-style-name="Standard" style:list-style-name="L1">
      <style:paragraph-properties fo:text-align="start" style:justify-single-word="false"/>
      <style:text-properties style:font-name="Liberation Serif" officeooo:rsid="0022c6dd" officeooo:paragraph-rsid="0022c6dd"/>
    </style:style>
    <style:style style:name="P14" style:family="paragraph" style:parent-style-name="Standard">
      <style:paragraph-properties fo:text-align="justify" style:justify-single-word="false"/>
      <style:text-properties officeooo:paragraph-rsid="002f4b78"/>
    </style:style>
    <style:style style:name="P15" style:family="paragraph" style:parent-style-name="Standard">
      <style:paragraph-properties fo:text-align="justify" style:justify-single-word="false"/>
      <style:text-properties officeooo:paragraph-rsid="00307fd1"/>
    </style:style>
    <style:style style:name="P16" style:family="paragraph" style:parent-style-name="Standard">
      <style:paragraph-properties fo:text-align="justify" style:justify-single-word="false"/>
      <style:text-properties officeooo:paragraph-rsid="0031b41b"/>
    </style:style>
    <style:style style:name="T1" style:family="text">
      <style:text-properties fo:font-style="normal" officeooo:rsid="001d1607" style:font-style-asian="normal" style:font-style-complex="normal"/>
    </style:style>
    <style:style style:name="T2" style:family="text">
      <style:text-properties fo:font-size="13pt" style:font-size-asian="11.3500003814697pt" style:font-size-complex="13pt"/>
    </style:style>
    <style:style style:name="T3" style:family="text">
      <style:text-properties fo:font-size="13pt" officeooo:rsid="001d1607" style:font-size-asian="11.3500003814697pt" style:font-size-complex="13pt"/>
    </style:style>
    <style:style style:name="T4" style:family="text">
      <style:text-properties fo:font-size="13pt" fo:language="el" fo:country="GR" style:font-size-asian="11.3500003814697pt" style:font-size-complex="13pt"/>
    </style:style>
    <style:style style:name="T5" style:family="text">
      <style:text-properties fo:font-size="13pt" fo:language="el" fo:country="GR" officeooo:rsid="0020ca8a" style:font-size-asian="11.3500003814697pt" style:font-size-complex="13pt"/>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fo:font-size="13pt" fo:font-weight="normal" officeooo:rsid="0022c6dd" style:font-size-asian="11.3500003814697pt" style:font-weight-asian="normal" style:font-size-complex="13pt" style:font-weight-complex="normal"/>
    </style:style>
    <style:style style:name="T8" style:family="text">
      <style:text-properties fo:font-size="13pt" fo:font-weight="bold" style:font-size-asian="11.3500003814697pt" style:font-weight-asian="bold" style:font-size-complex="13pt" style:font-weight-complex="bold"/>
    </style:style>
    <style:style style:name="T9" style:family="text">
      <style:text-properties fo:font-size="13pt" fo:font-weight="bold" officeooo:rsid="0022c6dd" style:font-size-asian="11.3500003814697pt" style:font-weight-asian="bold" style:font-size-complex="13pt" style:font-weight-complex="bold"/>
    </style:style>
    <style:style style:name="T10" style:family="text">
      <style:text-properties fo:font-size="11pt" fo:language="zxx" fo:country="none" officeooo:rsid="001d1607" style:font-size-asian="9.60000038146973pt" style:language-asian="zxx" style:country-asian="none" style:font-size-complex="11pt" style:language-complex="zxx" style:country-complex="none"/>
    </style:style>
    <style:style style:name="T11" style:family="text">
      <style:text-properties fo:font-size="11pt" fo:language="zxx" fo:country="none" officeooo:rsid="001e002a" style:font-size-asian="9.60000038146973pt" style:language-asian="zxx" style:country-asian="none" style:font-size-complex="11pt" style:language-complex="zxx" style:country-complex="none"/>
    </style:style>
    <style:style style:name="T12" style:family="text">
      <style:text-properties fo:font-size="11pt" fo:language="zxx" fo:country="none" officeooo:rsid="001f33ec" style:font-size-asian="9.60000038146973pt" style:language-asian="zxx" style:country-asian="none" style:font-size-complex="11pt" style:language-complex="zxx" style:country-complex="none"/>
    </style:style>
    <style:style style:name="T13" style:family="text">
      <style:text-properties fo:font-size="11pt" fo:language="zxx" fo:country="none" fo:font-weight="bold" officeooo:rsid="001e002a" style:font-size-asian="9.60000038146973pt" style:language-asian="zxx" style:country-asian="none" style:font-weight-asian="bold" style:font-size-complex="11pt" style:language-complex="zxx" style:country-complex="none" style:font-weight-complex="bold"/>
    </style:style>
    <style:style style:name="T14" style:family="text">
      <style:text-properties fo:font-size="11pt" fo:language="zxx" fo:country="none" fo:font-weight="bold" officeooo:rsid="001f33ec" style:font-size-asian="9.60000038146973pt" style:language-asian="zxx" style:country-asian="none" style:font-weight-asian="bold" style:font-size-complex="11pt" style:language-complex="zxx" style:country-complex="none" style:font-weight-complex="bold"/>
    </style:style>
    <style:style style:name="T15" style:family="text">
      <style:text-properties fo:font-size="11pt" fo:language="zxx" fo:country="none" fo:font-weight="normal" officeooo:rsid="001e002a" style:font-size-asian="9.60000038146973pt" style:language-asian="zxx" style:country-asian="none" style:font-weight-asian="normal" style:font-size-complex="11pt" style:language-complex="zxx" style:country-complex="none" style:font-weight-complex="normal"/>
    </style:style>
    <style:style style:name="T16" style:family="text">
      <style:text-properties fo:font-size="11pt" fo:language="zxx" fo:country="none" fo:font-weight="normal" officeooo:rsid="001f33ec" style:font-size-asian="9.60000038146973pt" style:language-asian="zxx" style:country-asian="none" style:font-weight-asian="normal" style:font-size-complex="11pt" style:language-complex="zxx" style:country-complex="none" style:font-weight-complex="normal"/>
    </style:style>
    <style:style style:name="T17" style:family="text">
      <style:text-properties fo:font-size="11pt" fo:language="zxx" fo:country="none" fo:font-weight="normal" officeooo:rsid="0020ca8a" style:font-size-asian="9.60000038146973pt" style:language-asian="zxx" style:country-asian="none" style:font-weight-asian="normal" style:font-size-complex="11pt" style:language-complex="zxx" style:country-complex="none" style:font-weight-complex="normal"/>
    </style:style>
    <style:style style:name="T18" style:family="text">
      <style:text-properties style:font-name="Liberation Serif" fo:font-size="11pt" fo:language="zxx" fo:country="none" fo:font-weight="normal" officeooo:rsid="0020ca8a" style:font-size-asian="11pt" style:language-asian="zxx" style:country-asian="none" style:font-weight-asian="normal" style:font-size-complex="11pt" style:language-complex="zxx" style:country-complex="none" style:font-weight-complex="normal"/>
    </style:style>
    <style:style style:name="T19" style:family="text">
      <style:text-properties style:font-name="Liberation Serif" fo:font-size="11pt" fo:language="zxx" fo:country="none" fo:font-weight="normal" officeooo:rsid="0022c6dd" style:font-size-asian="11pt" style:language-asian="zxx" style:country-asian="none" style:font-weight-asian="normal" style:font-size-complex="11pt" style:language-complex="zxx" style:country-complex="none" style:font-weight-complex="normal"/>
    </style:style>
    <style:style style:name="T20" style:family="text">
      <style:text-properties style:font-name="Liberation Serif" fo:font-size="11pt" fo:language="zxx" fo:country="none" fo:font-weight="normal" officeooo:rsid="00244676" style:font-size-asian="11pt" style:language-asian="zxx" style:country-asian="none" style:font-weight-asian="normal" style:font-size-complex="11pt" style:language-complex="zxx" style:country-complex="none" style:font-weight-complex="normal"/>
    </style:style>
    <style:style style:name="T21" style:family="text">
      <style:text-properties style:font-name="Liberation Serif" fo:font-size="11pt" fo:language="zxx" fo:country="none" fo:font-weight="normal" officeooo:rsid="002583ad" style:font-size-asian="11pt" style:language-asian="zxx" style:country-asian="none" style:font-weight-asian="normal" style:font-size-complex="11pt" style:language-complex="zxx" style:country-complex="none" style:font-weight-complex="normal"/>
    </style:style>
    <style:style style:name="T22" style:family="text">
      <style:text-properties style:font-name="Liberation Serif" fo:font-size="11pt" fo:language="zxx" fo:country="none" fo:font-weight="normal" officeooo:rsid="002cac2d" style:font-size-asian="11pt" style:language-asian="zxx" style:country-asian="none" style:font-weight-asian="normal" style:font-size-complex="11pt" style:language-complex="zxx" style:country-complex="none" style:font-weight-complex="normal"/>
    </style:style>
    <style:style style:name="T23" style:family="text">
      <style:text-properties style:font-name="Liberation Serif" fo:font-size="11pt" fo:language="zxx" fo:country="none" fo:font-weight="normal" officeooo:rsid="002f4b78" style:font-size-asian="11pt" style:language-asian="zxx" style:country-asian="none" style:font-weight-asian="normal" style:font-size-complex="11pt" style:language-complex="zxx" style:country-complex="none" style:font-weight-complex="normal"/>
    </style:style>
    <style:style style:name="T24" style:family="text">
      <style:text-properties style:font-name="Liberation Serif" fo:font-size="11pt" fo:language="zxx" fo:country="none" fo:font-weight="normal" officeooo:rsid="0020ca8a" style:font-size-asian="9.60000038146973pt" style:language-asian="zxx" style:country-asian="none" style:font-weight-asian="normal" style:font-size-complex="11pt" style:language-complex="zxx" style:country-complex="none" style:font-weight-complex="normal"/>
    </style:style>
    <style:style style:name="T25" style:family="text">
      <style:text-properties style:font-name="Liberation Serif" fo:font-size="11pt" fo:language="zxx" fo:country="none" fo:font-weight="normal" officeooo:rsid="0022c6dd" style:font-size-asian="9.60000038146973pt" style:language-asian="zxx" style:country-asian="none" style:font-weight-asian="normal" style:font-size-complex="11pt" style:language-complex="zxx" style:country-complex="none" style:font-weight-complex="normal"/>
    </style:style>
    <style:style style:name="T26" style:family="text">
      <style:text-properties style:font-name="Liberation Serif" fo:font-size="11pt" fo:language="zxx" fo:country="none" fo:font-weight="normal" officeooo:rsid="0023e59d" style:font-size-asian="9.60000038146973pt" style:language-asian="zxx" style:country-asian="none" style:font-weight-asian="normal" style:font-size-complex="11pt" style:language-complex="zxx" style:country-complex="none" style:font-weight-complex="normal"/>
    </style:style>
    <style:style style:name="T27" style:family="text">
      <style:text-properties style:font-name="Liberation Serif" fo:font-size="11pt" fo:language="zxx" fo:country="none" fo:font-weight="normal" officeooo:rsid="00244676" style:font-size-asian="9.60000038146973pt" style:language-asian="zxx" style:country-asian="none" style:font-weight-asian="normal" style:font-size-complex="11pt" style:language-complex="zxx" style:country-complex="none" style:font-weight-complex="normal"/>
    </style:style>
    <style:style style:name="T28" style:family="text">
      <style:text-properties style:font-name="Liberation Serif" fo:font-size="11pt" fo:language="zxx" fo:country="none" fo:font-weight="normal" officeooo:rsid="0028c7d1" style:font-size-asian="9.60000038146973pt" style:language-asian="zxx" style:country-asian="none" style:font-weight-asian="normal" style:font-size-complex="11pt" style:language-complex="zxx" style:country-complex="none" style:font-weight-complex="normal"/>
    </style:style>
    <style:style style:name="T29" style:family="text">
      <style:text-properties style:font-name="Liberation Serif" fo:font-size="11pt" fo:language="zxx" fo:country="none" fo:font-weight="normal" officeooo:rsid="0022c6dd"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30" style:family="text">
      <style:text-properties style:font-name="Liberation Serif" fo:font-size="11pt" fo:language="zxx" fo:country="none" fo:font-weight="normal" officeooo:rsid="0023e59d"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31" style:family="text">
      <style:text-properties style:font-name="Liberation Serif" fo:font-size="11pt" fo:language="zxx" fo:country="none" fo:font-weight="normal" officeooo:rsid="00244676"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32" style:family="text">
      <style:text-properties style:font-name="Liberation Serif" fo:font-size="11pt" fo:language="zxx" fo:country="none" fo:font-weight="normal" officeooo:rsid="0028c7d1"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33" style:family="text">
      <style:text-properties style:font-name="Liberation Serif" fo:font-size="11pt" fo:language="zxx" fo:country="none" fo:font-weight="normal" officeooo:rsid="0022c6d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4" style:family="text">
      <style:text-properties style:font-name="Liberation Serif" fo:font-size="11pt" fo:language="zxx" fo:country="none" fo:font-weight="normal" officeooo:rsid="00244676"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5" style:family="text">
      <style:text-properties style:font-name="Liberation Serif" fo:font-size="11pt" fo:language="zxx" fo:country="none" fo:font-weight="normal" officeooo:rsid="0020ca8a"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6" style:family="text">
      <style:text-properties style:font-name="Liberation Serif" fo:font-size="11pt" fo:language="zxx" fo:country="none" fo:font-weight="normal" officeooo:rsid="002583a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7" style:family="text">
      <style:text-properties style:font-name="Liberation Serif" fo:font-size="11pt" fo:language="zxx" fo:country="none" fo:font-weight="normal" officeooo:rsid="002cac2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8" style:family="text">
      <style:text-properties style:font-name="Liberation Serif" fo:font-size="11pt" fo:language="zxx" fo:country="none" fo:font-weight="normal" officeooo:rsid="002f4b78"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9" style:family="text">
      <style:text-properties style:font-name="Liberation Serif" fo:font-size="11pt" fo:language="zxx" fo:country="none" fo:font-weight="bold" officeooo:rsid="00244676" style:font-size-asian="9.60000038146973pt" style:language-asian="zxx" style:country-asian="none" style:font-weight-asian="bold" style:font-size-complex="11pt" style:language-complex="zxx" style:country-complex="none" style:font-weight-complex="bold"/>
    </style:style>
    <style:style style:name="T40" style:family="text">
      <style:text-properties style:font-name="Liberation Serif" fo:font-size="11pt" fo:language="zxx" fo:country="none" fo:font-weight="bold" officeooo:rsid="0028c7d1" style:font-size-asian="9.60000038146973pt" style:language-asian="zxx" style:country-asian="none" style:font-weight-asian="bold" style:font-size-complex="11pt" style:language-complex="zxx" style:country-complex="none" style:font-weight-complex="bold"/>
    </style:style>
    <style:style style:name="T41" style:family="text">
      <style:text-properties style:font-name="Liberation Serif" fo:font-size="11pt" fo:language="zxx" fo:country="none" fo:font-weight="bold" officeooo:rsid="00244676" style:font-name-asian="Noto Sans Mono CJK SC" style:font-size-asian="9.60000038146973pt" style:language-asian="zxx" style:country-asian="none" style:font-weight-asian="bold" style:font-name-complex="Liberation Mono" style:font-size-complex="11pt" style:language-complex="zxx" style:country-complex="none" style:font-weight-complex="bold"/>
    </style:style>
    <style:style style:name="T42" style:family="text">
      <style:text-properties style:font-name="Liberation Serif" fo:font-size="11pt" fo:language="zxx" fo:country="none" fo:font-weight="bold" officeooo:rsid="0028c7d1" style:font-name-asian="Noto Sans Mono CJK SC" style:font-size-asian="9.60000038146973pt" style:language-asian="zxx" style:country-asian="none" style:font-weight-asian="bold" style:font-name-complex="Liberation Mono" style:font-size-complex="11pt" style:language-complex="zxx" style:country-complex="none" style:font-weight-complex="bold"/>
    </style:style>
    <style:style style:name="T43" style:family="text">
      <style:text-properties fo:font-variant="normal" fo:text-transform="none" fo:color="#000000" loext:opacity="100%" style:font-name="Liberation Serif" fo:font-size="11pt" fo:letter-spacing="normal" fo:language="zxx" fo:country="none" fo:font-style="normal" fo:font-weight="normal" officeooo:rsid="002583ad" style:font-size-asian="11pt" style:language-asian="zxx" style:country-asian="none" style:font-weight-asian="normal" style:font-size-complex="11pt" style:language-complex="zxx" style:country-complex="none" style:font-weight-complex="normal"/>
    </style:style>
    <style:style style:name="T44" style:family="text">
      <style:text-properties fo:font-variant="normal" fo:text-transform="none" fo:color="#000000" loext:opacity="100%" style:font-name="Liberation Serif" fo:font-size="11pt" fo:letter-spacing="normal" fo:language="zxx" fo:country="none" fo:font-style="normal" fo:font-weight="normal" officeooo:rsid="0025ecd8"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000000" loext:opacity="100%" style:font-name="Liberation Serif" fo:font-size="11pt" fo:letter-spacing="normal" fo:language="zxx" fo:country="none" fo:font-style="normal" fo:font-weight="normal" officeooo:rsid="002793e6"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000000" loext:opacity="100%" style:font-name="Liberation Serif" fo:font-size="11pt" fo:letter-spacing="normal" fo:language="zxx" fo:country="none" fo:font-style="normal" fo:font-weight="normal" officeooo:rsid="0028c7d1"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Liberation Serif" fo:font-size="11pt" fo:letter-spacing="normal" fo:language="zxx" fo:country="none" fo:font-style="normal" fo:font-weight="normal" officeooo:rsid="00296885"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00" loext:opacity="100%" style:font-name="Liberation Serif" fo:font-size="11pt" fo:letter-spacing="normal" fo:language="zxx" fo:country="none" fo:font-style="normal" fo:font-weight="normal" officeooo:rsid="002ab817"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iberation Serif" fo:font-size="11pt" fo:letter-spacing="normal" fo:language="zxx" fo:country="none" fo:font-style="normal" fo:font-weight="normal" officeooo:rsid="00307fd1"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Liberation Serif" fo:font-size="11pt" fo:letter-spacing="normal" fo:language="zxx" fo:country="none" fo:font-style="normal" fo:font-weight="normal" officeooo:rsid="0020ca8a" style:font-size-asian="11pt" style:language-asian="zxx" style:country-asian="none" style:font-style-asian="normal" style:font-weight-asian="normal" style:font-size-complex="11pt" style:language-complex="zxx" style:country-complex="none" style:font-weight-complex="normal"/>
    </style:style>
    <style:style style:name="T51" style:family="text">
      <style:text-properties fo:font-variant="normal" fo:text-transform="none" fo:color="#000000" loext:opacity="100%" style:font-name="Liberation Serif" fo:font-size="11pt" fo:letter-spacing="normal" fo:language="zxx" fo:country="none" fo:font-style="normal" fo:font-weight="normal" officeooo:rsid="0020ca8a" style:font-size-asian="11pt" style:language-asian="zxx" style:country-asian="none" style:font-style-asian="normal" style:font-weight-asian="normal" style:font-size-complex="11pt" style:language-complex="zxx" style:country-complex="none" style:font-weight-complex="normal"/>
    </style:style>
    <style:style style:name="T52" style:family="text">
      <style:text-properties fo:font-variant="normal" fo:text-transform="none" fo:color="#000000" loext:opacity="100%" style:font-name="Liberation Serif" fo:font-size="11pt" fo:letter-spacing="normal" fo:language="zxx" fo:country="none" fo:font-style="normal" fo:font-weight="normal" officeooo:rsid="00307fd1" style:font-size-asian="11pt" style:language-asian="zxx" style:country-asian="none" style:font-style-asian="normal"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iberation Serif" fo:font-size="11pt" fo:letter-spacing="normal" fo:language="zxx" fo:country="none" fo:font-style="normal" fo:font-weight="normal" officeooo:rsid="0031b41b" style:font-size-asian="11pt" style:language-asian="zxx" style:country-asian="none" style:font-style-asian="normal"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iberation Serif" fo:font-size="11pt" fo:letter-spacing="normal" fo:language="zxx" fo:country="none" fo:font-style="normal" fo:font-weight="normal" officeooo:rsid="0025ecd8"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5" style:family="text">
      <style:text-properties fo:font-variant="normal" fo:text-transform="none" fo:color="#000000" loext:opacity="100%" style:font-name="Liberation Serif" fo:font-size="11pt" fo:letter-spacing="normal" fo:language="zxx" fo:country="none" fo:font-style="normal" fo:font-weight="normal" officeooo:rsid="002793e6"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6" style:family="text">
      <style:text-properties fo:font-variant="normal" fo:text-transform="none" fo:color="#000000" loext:opacity="100%" style:font-name="Liberation Serif" fo:font-size="11pt" fo:letter-spacing="normal" fo:language="zxx" fo:country="none" fo:font-style="normal" fo:font-weight="normal" officeooo:rsid="00296885"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7" style:family="text">
      <style:text-properties fo:font-variant="normal" fo:text-transform="none" fo:color="#000000" loext:opacity="100%" style:font-name="Liberation Serif" fo:font-size="11pt" fo:letter-spacing="normal" fo:language="zxx" fo:country="none" fo:font-style="normal" fo:font-weight="normal" officeooo:rsid="002ab817"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8" style:family="text">
      <style:text-properties fo:font-variant="normal" fo:text-transform="none" fo:color="#000000" loext:opacity="100%" style:font-name="Liberation Serif" fo:font-size="11pt" fo:letter-spacing="normal" fo:language="zxx" fo:country="none" fo:font-style="normal" fo:font-weight="normal" officeooo:rsid="00307fd1"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9" style:family="text">
      <style:text-properties fo:font-variant="normal" fo:text-transform="none" fo:color="#000000" loext:opacity="100%" style:font-name="Liberation Serif" fo:font-size="11pt" fo:letter-spacing="normal" fo:language="zxx" fo:country="none" fo:font-style="normal" fo:font-weight="normal" officeooo:rsid="002ab817"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0" style:family="text">
      <style:text-properties fo:font-variant="normal" fo:text-transform="none" fo:color="#000000" loext:opacity="100%" style:font-name="Liberation Serif" fo:font-size="11pt" fo:letter-spacing="normal" fo:language="zxx" fo:country="none" fo:font-style="normal" fo:font-weight="normal" officeooo:rsid="002f4b78"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1" style:family="text">
      <style:text-properties fo:font-variant="normal" fo:text-transform="none" fo:color="#000000" loext:opacity="100%" style:font-name="Liberation Serif" fo:font-size="11pt" fo:letter-spacing="normal" fo:language="zxx" fo:country="none" fo:font-style="normal" fo:font-weight="normal" officeooo:rsid="00307fd1"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2" style:family="text">
      <style:text-properties fo:font-variant="normal" fo:text-transform="none" fo:color="#000000" loext:opacity="100%" style:font-name="Liberation Serif" fo:font-size="11pt" fo:letter-spacing="normal" fo:language="zxx" fo:country="none" fo:font-style="normal" fo:font-weight="normal" officeooo:rsid="0031b41b"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3" style:family="text">
      <style:text-properties fo:font-variant="normal" fo:text-transform="none" fo:color="#000000" loext:opacity="100%" style:font-name="Liberation Serif" fo:font-size="11pt" fo:letter-spacing="normal" fo:language="zxx" fo:country="none" fo:font-style="normal" fo:font-weight="normal" officeooo:rsid="00324f62"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4" style:family="text">
      <style:text-properties fo:font-variant="normal" fo:text-transform="none" fo:color="#000000" loext:opacity="100%" style:font-name="Liberation Serif" fo:font-size="11pt" fo:letter-spacing="normal" fo:language="zxx" fo:country="none" fo:font-style="normal" fo:font-weight="normal" officeooo:rsid="00324f62"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65" style:family="text">
      <style:text-properties fo:font-variant="normal" fo:text-transform="none" fo:color="#000000" loext:opacity="100%" style:font-name="Liberation Serif" fo:font-size="11pt" fo:letter-spacing="normal" fo:language="zxx" fo:country="none" fo:font-style="normal" fo:font-weight="bold" officeooo:rsid="002583ad" style:font-size-asian="11pt" style:language-asian="zxx" style:country-asian="none" style:font-weight-asian="bold" style:font-size-complex="11pt" style:language-complex="zxx" style:country-complex="none" style:font-weight-complex="bold"/>
    </style:style>
    <style:style style:name="T66" style:family="text">
      <style:text-properties fo:font-variant="normal" fo:text-transform="none" fo:color="#000000" loext:opacity="100%" style:font-name="Liberation Serif" fo:font-size="11pt" fo:letter-spacing="normal" fo:language="zxx" fo:country="none" fo:font-style="normal" fo:font-weight="bold" officeooo:rsid="002ab817" style:font-name-asian="Noto Sans Mono CJK SC" style:font-size-asian="11pt" style:language-asian="zxx" style:country-asian="none" style:font-style-asian="normal" style:font-weight-asian="bold" style:font-name-complex="Liberation Mono" style:font-size-complex="11pt" style:language-complex="zxx" style:country-complex="none" style:font-weight-complex="bold"/>
    </style:style>
    <style:style style:name="T67" style:family="text">
      <style:text-properties style:font-name="Liberation Mono" fo:font-size="11pt" fo:language="zxx" fo:country="none" fo:font-weight="normal" officeooo:rsid="002cac2d" style:font-size-asian="11pt" style:language-asian="zxx" style:country-asian="none" style:font-weight-asian="normal" style:font-size-complex="11pt" style:language-complex="zxx" style:country-complex="none" style:font-weight-complex="normal"/>
    </style:style>
    <style:style style:name="T68" style:family="text">
      <style:text-properties style:font-name="Liberation Mono" fo:font-size="11pt" fo:language="zxx" fo:country="none" fo:font-weight="normal" officeooo:rsid="002f4b78" style:font-size-asian="11pt" style:language-asian="zxx" style:country-asian="none" style:font-weight-asian="normal" style:font-size-complex="11pt" style:language-complex="zxx" style:country-complex="none"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Τελική Εργασία: I</text:span>ntelligent Logistics API</text:p>
      <text:p text:style-name="P3">Γιώργος Στυλιανόπουλος</text:p>
      <text:p text:style-name="P3"/>
      <text:p text:style-name="P1"><text:span text:style-name="T3">GitHub Repository: </text:span><text:a xlink:type="simple" xlink:href="https://github.com/GeorgeStyl/Intelligent-Logistics-API.git" text:style-name="Internet_20_link" text:visited-style-name="Visited_20_Internet_20_Link"><text:span text:style-name="T3">Intelligent Logistics API</text:span></text:a></text:p>
      <text:p text:style-name="P11"/>
      <text:p text:style-name="P9">Section:: Τεχνικές απαιτήσεις</text:p>
      <text:list xml:id="list2128200682" text:style-name="L1">
        <text:list-item>
          <text:p text:style-name="P12"><text:span text:style-name="T9">Γλώσσα: </text:span><text:span text:style-name="T7">javac 21.0.9</text:span></text:p>
        </text:list-item>
        <text:list-item>
          <text:p text:style-name="P13"><text:span text:style-name="T8">Framework: </text:span><text:span text:style-name="T6">3.2.1</text:span></text:p>
        </text:list-item>
        <text:list-item>
          <text:p text:style-name="P13"><text:span text:style-name="T8">DataBase: </text:span><text:span text:style-name="T6">PostgreSQL</text:span></text:p>
        </text:list-item>
        <text:list-item>
          <text:p text:style-name="P13"><text:span text:style-name="T8">Build Tool: </text:span><text:span text:style-name="T6">Maven</text:span></text:p>
        </text:list-item>
      </text:list>
      <text:p text:style-name="P10"/>
      <text:p text:style-name="P8"><text:span text:style-name="T2">Section:: Δημιουργία και εκκίνηση</text:span><text:span text:style-name="T4"> απαραιτήτων </text:span><text:span text:style-name="T5">λειτουργιών</text:span><text:span text:style-name="T4"> </text:span></text:p>
      <text:p text:style-name="P16"><text:span text:style-name="T10">Η βάση δεδομένων της εργασίας είναι PostgreSQL και είναι εγκαταστημένη σε docker</text:span><text:span text:style-name="T12"> σε localhost</text:span><text:span text:style-name="T10">. </text:span><text:span text:style-name="T12">Η πόρτα της βάσης είναι η</text:span><text:span text:style-name="T16"> </text:span><text:span text:style-name="T14">5432</text:span><text:span text:style-name="T16">. </text:span><text:span text:style-name="T10">Το </text:span><text:span text:style-name="T11">Docker Compose file βρίσκεται στο root directory του project υπό την ονομασία docker-compose.yml. Για την δημιουργία του docker και της βάσης δεδομένων, εκτελείτ</text:span><text:span text:style-name="T12">αι</text:span><text:span text:style-name="T11"> η εντολή</text:span><text:span text:style-name="T13"> docker-compose up -d postgres-db</text:span><text:span text:style-name="T15">. Η σύνδεση της βάσης με το project επιτυγχάνεται μέσω του αρχείου application.properties. </text:span><text:span text:style-name="T16">Στο directory </text:span><text:span text:style-name="T14">src/main/resources </text:span><text:span text:style-name="T16">βρίσκεται το </text:span><text:span text:style-name="T14">schema.sql </text:span><text:span text:style-name="T16">που δημιουργεί τους πίνακες της βάσης δεδομένων καθώς και το </text:span><text:span text:style-name="T14">data.sql </text:span><text:span text:style-name="T16">που </text:span><text:span text:style-name="T17">ενημερώνει τους πίνακες με δεδομένα. Στη συνέχεια, η main class του project εκτελεί ένα </text:span><text:span text:style-name="Source_20_Text"><text:span text:style-name="T18">«internall warm-up ping» </text:span></text:span><text:span text:style-name="Source_20_Text"><text:span text:style-name="T19">με σκοπ</text:span></text:span><text:span text:style-name="Source_20_Text"><text:span text:style-name="T33">ό</text:span></text:span><text:span text:style-name="Source_20_Text"><text:span text:style-name="T19"> την</text:span></text:span><text:span text:style-name="Source_20_Text"><text:span text:style-name="T18"> </text:span></text:span><text:span text:style-name="Source_20_Text"><text:span text:style-name="T24">αντιμετώπιση του </text:span></text:span><text:span text:style-name="Source_20_Text"><text:span text:style-name="T18">«</text:span></text:span><text:span text:style-name="Source_20_Text"><text:span text:style-name="T24">Lazy Loading</text:span></text:span><text:span text:style-name="Source_20_Text"><text:span text:style-name="T18">»</text:span></text:span><text:span text:style-name="Source_20_Text"><text:span text:style-name="T24"> και του </text:span></text:span><text:span text:style-name="Source_20_Text"><text:span text:style-name="T18">«</text:span></text:span><text:span text:style-name="Source_20_Text"><text:span text:style-name="T24">Cold Start</text:span></text:span><text:span text:style-name="Source_20_Text"><text:span text:style-name="T18">»</text:span></text:span><text:span text:style-name="Source_20_Text"><text:span text:style-name="T24"> των συνδέσεων </text:span></text:span><text:span text:style-name="Source_20_Text"><text:span text:style-name="T25">στ</text:span></text:span><text:span text:style-name="Source_20_Text"><text:span text:style-name="T29">έ</text:span></text:span><text:span text:style-name="Source_20_Text"><text:span text:style-name="T25">λνοντας dummy δεδομ</text:span></text:span><text:span text:style-name="Source_20_Text"><text:span text:style-name="T29">έ</text:span></text:span><text:span text:style-name="Source_20_Text"><text:span text:style-name="T25">να που αντιμετωπ</text:span></text:span><text:span text:style-name="Source_20_Text"><text:span text:style-name="T29">ί</text:span></text:span><text:span text:style-name="Source_20_Text"><text:span text:style-name="T25">ζονται αναλ</text:span></text:span><text:span text:style-name="Source_20_Text"><text:span text:style-name="T29">ό</text:span></text:span><text:span text:style-name="Source_20_Text"><text:span text:style-name="T25">γως απ</text:span></text:span><text:span text:style-name="Source_20_Text"><text:span text:style-name="T29">ό </text:span></text:span><text:span text:style-name="Source_20_Text"><text:span text:style-name="T25">το πρ</text:span></text:span><text:span text:style-name="Source_20_Text"><text:span text:style-name="T29">ό</text:span></text:span><text:span text:style-name="Source_20_Text"><text:span text:style-name="T25">γραμμα</text:span></text:span><text:span text:style-name="Source_20_Text"><text:span text:style-name="T24">. Περ</text:span></text:span><text:span text:style-name="Source_20_Text"><text:span text:style-name="T25">ισσ</text:span></text:span><text:span text:style-name="Source_20_Text"><text:span text:style-name="T29">ό</text:span></text:span><text:span text:style-name="Source_20_Text"><text:span text:style-name="T25">τερη αν</text:span></text:span><text:span text:style-name="Source_20_Text"><text:span text:style-name="T29">ά</text:span></text:span><text:span text:style-name="Source_20_Text"><text:span text:style-name="T25">λυση θα δωθε</text:span></text:span><text:span text:style-name="Source_20_Text"><text:span text:style-name="T29">ί</text:span></text:span><text:span text:style-name="Source_20_Text"><text:span text:style-name="T25"> στο </text:span></text:span><text:span text:style-name="Source_20_Text"><text:span text:style-name="T27">Sub-section:: </text:span></text:span><text:span text:style-name="Source_20_Text"><text:span text:style-name="T39">Διαχε</text:span></text:span><text:span text:style-name="Source_20_Text"><text:span text:style-name="T41">ί</text:span></text:span><text:span text:style-name="Source_20_Text"><text:span text:style-name="T39">ρηση Παραγγελι</text:span></text:span><text:span text:style-name="Source_20_Text"><text:span text:style-name="T41">ώ</text:span></text:span><text:span text:style-name="Source_20_Text"><text:span text:style-name="T39">ν</text:span></text:span><text:span text:style-name="Source_20_Text"><text:span text:style-name="T25">. </text:span></text:span><text:span text:style-name="Source_20_Text"><text:span text:style-name="T28">Για την ενεργοπο</text:span></text:span><text:span text:style-name="Source_20_Text"><text:span text:style-name="T32">ί</text:span></text:span><text:span text:style-name="Source_20_Text"><text:span text:style-name="T28">ηση <text:s/>της ικαν</text:span></text:span><text:span text:style-name="Source_20_Text"><text:span text:style-name="T32">ό</text:span></text:span><text:span text:style-name="Source_20_Text"><text:span text:style-name="T28">τητας ασ</text:span></text:span><text:span text:style-name="Source_20_Text"><text:span text:style-name="T32">ύ</text:span></text:span><text:span text:style-name="Source_20_Text"><text:span text:style-name="T28">γχρονης εκτ</text:span></text:span><text:span text:style-name="Source_20_Text"><text:span text:style-name="T32">έ</text:span></text:span><text:span text:style-name="Source_20_Text"><text:span text:style-name="T28">λεσης του Spring Boot απαρα</text:span></text:span><text:span text:style-name="Source_20_Text"><text:span text:style-name="T32">ί</text:span></text:span><text:span text:style-name="Source_20_Text"><text:span text:style-name="T28">τητη ε</text:span></text:span><text:span text:style-name="Source_20_Text"><text:span text:style-name="T32">ίναι η προσθήκη του Annotation </text:span></text:span><text:span text:style-name="Source_20_Text"><text:span text:style-name="T42">@</text:span></text:span><text:span text:style-name="Source_20_Text"><text:span text:style-name="T40">EnableAsync </text:span></text:span><text:span text:style-name="Source_20_Text"><text:span text:style-name="T28">στη main class.</text:span></text:span></text:p>
      <text:p text:style-name="P4"><text:span text:style-name="Source_20_Text"><text:span text:style-name="T25"/></text:span></text:p>
      <text:p text:style-name="P5"><text:span text:style-name="Source_20_Text"><text:span text:style-name="T26">Section:: Δομ</text:span></text:span><text:span text:style-name="Source_20_Text"><text:span text:style-name="T30">ή </text:span></text:span><text:span text:style-name="Source_20_Text"><text:span text:style-name="T26">των κλ</text:span></text:span><text:span text:style-name="Source_20_Text"><text:span text:style-name="T30">ά</text:span></text:span><text:span text:style-name="Source_20_Text"><text:span text:style-name="T26">σεων </text:span></text:span></text:p>
      <text:p text:style-name="P6"><text:span text:style-name="Source_20_Text"><text:span text:style-name="T27">Sub-section:: </text:span></text:span><text:span text:style-name="Source_20_Text"><text:span text:style-name="T39">Διαχε</text:span></text:span><text:span text:style-name="Source_20_Text"><text:span text:style-name="T41">ί</text:span></text:span><text:span text:style-name="Source_20_Text"><text:span text:style-name="T39">ρηση Παραγγελι</text:span></text:span><text:span text:style-name="Source_20_Text"><text:span text:style-name="T41">ώ</text:span></text:span><text:span text:style-name="Source_20_Text"><text:span text:style-name="T39">ν </text:span></text:span></text:p>
      <text:p text:style-name="P6"><text:span text:style-name="Source_20_Text"><text:span text:style-name="T39"/></text:span></text:p>
      <text:p text:style-name="P16"><text:span text:style-name="Source_20_Text"><text:span text:style-name="T27">Σε αυτ</text:span></text:span><text:span text:style-name="Source_20_Text"><text:span text:style-name="T31">ή</text:span></text:span><text:span text:style-name="Source_20_Text"><text:span text:style-name="T27"> τη την εν</text:span></text:span><text:span text:style-name="Source_20_Text"><text:span text:style-name="T31">ό</text:span></text:span><text:span text:style-name="Source_20_Text"><text:span text:style-name="T27">τητα θα αναλυθε</text:span></text:span><text:span text:style-name="Source_20_Text"><text:span text:style-name="T31">ί </text:span></text:span><text:span text:style-name="Source_20_Text"><text:span text:style-name="T27">η</text:span></text:span><text:span text:style-name="Source_20_Text"><text:span text:style-name="T39"> διαχε</text:span></text:span><text:span text:style-name="Source_20_Text"><text:span text:style-name="T41">ίρηση παραγγελιών.</text:span></text:span><text:span text:style-name="Source_20_Text"><text:span text:style-name="T31"> Το προγραμματιστικό πρότυπο που ακολουθήθηκε είναι το </text:span></text:span><text:span text:style-name="Source_20_Text"><text:span text:style-name="T18">«</text:span></text:span><text:span text:style-name="Source_20_Text"><text:span text:style-name="T20">Strategy</text:span></text:span><text:span text:style-name="Source_20_Text"><text:span text:style-name="T18">». </text:span></text:span><text:span text:style-name="Source_20_Text"><text:span text:style-name="T35">Ό</text:span></text:span><text:span text:style-name="Source_20_Text"><text:span text:style-name="T21">ταν ο client στε</text:span></text:span><text:span text:style-name="Source_20_Text"><text:span text:style-name="T36">ί</text:span></text:span><text:span text:style-name="Source_20_Text"><text:span text:style-name="T21">λει POST στο URI: </text:span></text:span><text:a xlink:type="simple" xlink:href="http://localhost:8080/orders" text:style-name="Internet_20_link" text:visited-style-name="Visited_20_Internet_20_Link"><text:span text:style-name="Source_20_Text">http://localhost:8080</text:span></text:a><text:a xlink:type="simple" xlink:href="http://localhost:8080/orders" text:style-name="Internet_20_link" text:visited-style-name="Visited_20_Internet_20_Link"><text:span text:style-name="Source_20_Text">/orders</text:span></text:a><text:span text:style-name="Source_20_Text"><text:span text:style-name="T43">, με</text:span></text:span><text:span text:style-name="Source_20_Text"><text:span text:style-name="T65"> body: </text:span></text:span><text:span text:style-name="Source_20_Text"><text:span text:style-name="T43">{"customerName":"Ziggy STANDARD", "weight": 7, "destination": "Mars", "shippingType": "STANDARD"}</text:span></text:span><text:span text:style-name="Source_20_Text"><text:span text:style-name="T65"> </text:span></text:span><text:span text:style-name="Source_20_Text"><text:span text:style-name="T43">το ShippingController </text:span></text:span><text:span text:style-name="Source_20_Text"><text:span text:style-name="T44">στ</text:span></text:span><text:span text:style-name="Source_20_Text"><text:span text:style-name="T54">έλνει αμέσως respond: 200 OK και "P</text:span></text:span><text:span text:style-name="Source_20_Text"><text:span text:style-name="T44">ENDING" σε λιγ</text:span></text:span><text:span text:style-name="Source_20_Text"><text:span text:style-name="T54">ό</text:span></text:span><text:span text:style-name="Source_20_Text"><text:span text:style-name="T44">τερο απο 200ms εν</text:span></text:span><text:span text:style-name="Source_20_Text"><text:span text:style-name="T54">ώ</text:span></text:span><text:span text:style-name="Source_20_Text"><text:span text:style-name="T44"> το δε</text:span></text:span><text:span text:style-name="Source_20_Text"><text:span text:style-name="T54">ύ</text:span></text:span><text:span text:style-name="Source_20_Text"><text:span text:style-name="T44">τερο thread υπολογ</text:span></text:span><text:span text:style-name="Source_20_Text"><text:span text:style-name="T54">ίζ</text:span></text:span><text:span text:style-name="Source_20_Text"><text:span text:style-name="T44">ει </text:span></text:span><text:span text:style-name="Source_20_Text"><text:span text:style-name="T45">το κ</text:span></text:span><text:span text:style-name="Source_20_Text"><text:span text:style-name="T55">ό</text:span></text:span><text:span text:style-name="Source_20_Text"><text:span text:style-name="T45">στος παραγγελ</text:span></text:span><text:span text:style-name="Source_20_Text"><text:span text:style-name="T55">ί</text:span></text:span><text:span text:style-name="Source_20_Text"><text:span text:style-name="T45">ας και το εκτυπ</text:span></text:span><text:span text:style-name="Source_20_Text"><text:span text:style-name="T55">ώ</text:span></text:span><text:span text:style-name="Source_20_Text"><text:span text:style-name="T45">νει. Η μέθοδος processOrderInBackground εκτελείται σε ξεχωριστό thread pool (μέσω της @Async</text:span></text:span><text:span text:style-name="Source_20_Text"><text:span text:style-name="T46">)</text:span></text:span><text:span text:style-name="Source_20_Text"><text:span text:style-name="T45">, διασφαλίζοντας ότι οι βαριές λειτουργίες (π.χ. υπολογισμοί δρομολόγησης, εγγραφή στη βάση) δεν "παγώνουν" το </text:span></text:span><text:span text:style-name="Source_20_Text"><text:span text:style-name="T46">main Thread. </text:span></text:span><text:span text:style-name="Source_20_Text"><text:span text:style-name="T49">Για τη χρ</text:span></text:span><text:span text:style-name="Source_20_Text"><text:span text:style-name="T58">ή</text:span></text:span><text:span text:style-name="Source_20_Text"><text:span text:style-name="T49">ση multi-threading χωρ</text:span></text:span><text:span text:style-name="Source_20_Text"><text:span text:style-name="T58">ίς να γεμίσει η μνήμη από threads για κάθε αίτημα η κλάση </text:span></text:span><text:span text:style-name="Source_20_Text"><text:span text:style-name="T50">«</text:span></text:span><text:span text:style-name="Source_20_Text"><text:span text:style-name="T52">AsyncConfig</text:span></text:span><text:span text:style-name="Source_20_Text"><text:span text:style-name="T50">» </text:span></text:span><text:span text:style-name="Source_20_Text"><text:span text:style-name="T52">δημιουργε</text:span></text:span><text:span text:style-name="Source_20_Text"><text:span text:style-name="T61">ί</text:span></text:span><text:span text:style-name="Source_20_Text"><text:span text:style-name="T52"> </text:span></text:span><text:span text:style-name="Source_20_Text"><text:span text:style-name="T61">έ</text:span></text:span><text:span text:style-name="Source_20_Text"><text:span text:style-name="T52">ναν αριθμ</text:span></text:span><text:span text:style-name="Source_20_Text"><text:span text:style-name="T61">ό</text:span></text:span><text:span text:style-name="Source_20_Text"><text:span text:style-name="T52"> απ</text:span></text:span><text:span text:style-name="Source_20_Text"><text:span text:style-name="T61">ό</text:span></text:span><text:span text:style-name="Source_20_Text"><text:span text:style-name="T52"> κατελ</text:span></text:span><text:span text:style-name="Source_20_Text"><text:span text:style-name="T61">ά</text:span></text:span><text:span text:style-name="Source_20_Text"><text:span text:style-name="T52">χιστον 5 ενεργ</text:span></text:span><text:span text:style-name="Source_20_Text"><text:span text:style-name="T61">ά</text:span></text:span><text:span text:style-name="Source_20_Text"><text:span text:style-name="T52"> threads με μ</text:span></text:span><text:span text:style-name="Source_20_Text"><text:span text:style-name="T61">έ</text:span></text:span><text:span text:style-name="Source_20_Text"><text:span text:style-name="T52">γιστ</text:span></text:span><text:span text:style-name="Source_20_Text"><text:span text:style-name="T53">α</text:span></text:span><text:span text:style-name="Source_20_Text"><text:span text:style-name="T52"> 10 ενεργ</text:span></text:span><text:span text:style-name="Source_20_Text"><text:span text:style-name="T61">ά,</text:span></text:span><text:span text:style-name="Source_20_Text"><text:span text:style-name="T52"> με αναμον</text:span></text:span><text:span text:style-name="Source_20_Text"><text:span text:style-name="T61">ή</text:span></text:span><text:span text:style-name="Source_20_Text"><text:span text:style-name="T52"> </text:span></text:span><text:span text:style-name="Source_20_Text"><text:span text:style-name="T61">έ</text:span></text:span><text:span text:style-name="Source_20_Text"><text:span text:style-name="T52">ως και 25 εργασ</text:span></text:span><text:span text:style-name="Source_20_Text"><text:span text:style-name="T61">ί</text:span></text:span><text:span text:style-name="Source_20_Text"><text:span text:style-name="T52">ες σε ουρ</text:span></text:span><text:span text:style-name="Source_20_Text"><text:span text:style-name="T61">ά</text:span></text:span><text:span text:style-name="Source_20_Text"><text:span text:style-name="T52"> αναμον</text:span></text:span><text:span text:style-name="Source_20_Text"><text:span text:style-name="T61">ής</text:span></text:span><text:span text:style-name="Source_20_Text"><text:span text:style-name="T52"> εφ</text:span></text:span><text:span text:style-name="Source_20_Text"><text:span text:style-name="T61">ό</text:span></text:span><text:span text:style-name="Source_20_Text"><text:span text:style-name="T52">σον τα υπ</text:span></text:span><text:span text:style-name="Source_20_Text"><text:span text:style-name="T61">ό</text:span></text:span><text:span text:style-name="Source_20_Text"><text:span text:style-name="T52">λοιπα threads ε</text:span></text:span><text:span text:style-name="Source_20_Text"><text:span text:style-name="T61">ί</text:span></text:span><text:span text:style-name="Source_20_Text"><text:span text:style-name="T52">ναι απασχολημ</text:span></text:span><text:span text:style-name="Source_20_Text"><text:span text:style-name="T61">έ</text:span></text:span><text:span text:style-name="Source_20_Text"><text:span text:style-name="T52">να.</text:span></text:span></text:p>
      <text:p text:style-name="P15"><text:span text:style-name="Source_20_Text"><text:span text:style-name="T47">Παρ</text:span></text:span><text:span text:style-name="Source_20_Text"><text:span text:style-name="T56">ά</text:span></text:span><text:span text:style-name="Source_20_Text"><text:span text:style-name="T47">λληλα, </text:span></text:span><text:span text:style-name="Source_20_Text"><text:span text:style-name="T48">το Strategy πρ</text:span></text:span><text:span text:style-name="Source_20_Text"><text:span text:style-name="T57">ότυπο επιτυγχάνεται μέσω του Interface</text:span></text:span><text:span text:style-name="Source_20_Text"><text:span text:style-name="T59"> </text:span></text:span><text:span text:style-name="Source_20_Text"><text:span text:style-name="T50">«</text:span></text:span><text:span text:style-name="Source_20_Text"><text:span text:style-name="T59">ShippingStrategy</text:span></text:span><text:span text:style-name="Source_20_Text"><text:span text:style-name="T50">»</text:span></text:span><text:span text:style-name="Source_20_Text"><text:span text:style-name="T59"> το οποίο παρέχεται στις 3 κλάσεις που υλοποιούν τις 3 δι</text:span></text:span><text:span text:style-name="Source_20_Text"><text:span text:style-name="T60">α</text:span></text:span><text:span text:style-name="Source_20_Text"><text:span text:style-name="T59">φορετικές χρεώσεις. Η εύρεση της σωστής κλάσης-χρέωσης κάθε φορά χωρίς χρήση λογικών τελεστών εκτελείται από τη χρήση</text:span></text:span><text:span text:style-name="Source_20_Text"><text:span text:style-name="T66"> flatMap</text:span></text:span><text:span text:style-name="Source_20_Text"><text:span text:style-name="T59">. Το map λαμβάνει ως κλειδί τη τιμολόγηση από το client </text:span></text:span><text:span text:style-name="Source_20_Text"><text:span text:style-name="T60">ως String</text:span></text:span><text:span text:style-name="Source_20_Text"><text:span text:style-name="T59"> και το value κάθε φορά είναι η </text:span></text:span><text:span text:style-name="Source_20_Text"><text:span text:style-name="T60">μία</text:span></text:span><text:span text:style-name="Source_20_Text"><text:span text:style-name="T59"> εκ´των </text:span></text:span><text:span text:style-name="Source_20_Text"><text:span text:style-name="T60">τριών</text:span></text:span><text:span text:style-name="Source_20_Text"><text:span text:style-name="T59"> κλάσεων-χρεώσεων μέθοδος που επιστρέφει το όνομά τη</text:span></text:span><text:span text:style-name="Source_20_Text"><text:span text:style-name="T60">ς εκάστοτε κλάσης</text:span></text:span><text:span text:style-name="Source_20_Text"><text:span text:style-name="T59">. Η σύγκριση γίνεται σε κεφαλαία, όταν το HashValue είναι κοινό για key-value, η σωστή κλάση-χρέωση εκτελείται.</text:span></text:span><text:span text:style-name="Source_20_Text"><text:span text:style-name="T66"> <text:s text:c="2"/></text:span></text:span></text:p>
      <text:p text:style-name="P16"><text:span text:style-name="Source_20_Text"><text:span text:style-name="T62">Στις πρώτες εκτελέσεις του client query παρατηρήθηκε πως πάντοτε τα πρώτα respond γυρνούσαν σε περισσότερο απο 200ms. Αυτό οφειλόταν στο Just In Time (JIT) Intervention. Το JIT παρακολουθεί ποια τμήματα του κώδικα εκτελούνται συχνά, στο προκειμένο project, τα API endpoints. Όταν το JIT τα εντοπίσει τα μετατρέπει σε Native Machine Code και το αποθηκεύει στη Code Cache. Κάνοντας ακαριαία τα επόμενα responses. Για τη παράκαμψη του JIT, </text:span></text:span><text:span text:style-name="Source_20_Text"><text:span text:style-name="T63">με την έναρξη του project αμέσως γίνεται ένα query στο συγκεκριμένο endpoint με dummy δεδομένα επιτυγχάνοντας το caching του συγκεκριμένου endpoint. Το query αυτό γίνεται consumed από τη διαχειριστική κλάση αυτών των query, δηλαδή την </text:span></text:span><text:span text:style-name="Source_20_Text"><text:span text:style-name="T63">OrderAsyncService όπου αναγνωρίζει το dummy body του (ή αλλιως: "WARMUP_BOT") και τα επόμενα queries επιτυγχάνονται όλα με μέσο χρόνο 7ms.</text:span></text:span></text:p>
      <text:p text:style-name="P16"><text:span text:style-name="Source_20_Text"><text:span text:style-name="T63">!!!!!!!!!!!!BALE SCREENSHOT!!!!!!!!!!!!!!!!!!!</text:span></text:span></text:p>
      <text:p text:style-name="P7"><text:soft-page-break/><text:span text:style-name="Source_20_Text"><text:span text:style-name="T57"/></text:span></text:p>
      <text:p text:style-name="P7"><text:span text:style-name="Source_20_Text"><text:span text:style-name="T43"/></text:span></text:p>
      <text:p text:style-name="P7"><text:span text:style-name="Source_20_Text"><text:span text:style-name="T43"/></text:span></text:p>
      <text:p text:style-name="P7"><text:span text:style-name="Source_20_Text"><text:span text:style-name="T26"/></text:span></text:p>
      <text:p text:style-name="P5"><text:span text:style-name="Source_20_Text"><text:span text:style-name="T26">Sub-section:: </text:span></text:span><text:span text:style-name="Source_20_Text"><text:span text:style-name="T39">Στρατηγικ</text:span></text:span><text:span text:style-name="Source_20_Text"><text:span text:style-name="T41">ή</text:span></text:span><text:span text:style-name="Source_20_Text"><text:span text:style-name="T39"> κοστολ</text:span></text:span><text:span text:style-name="Source_20_Text"><text:span text:style-name="T41">ό</text:span></text:span><text:span text:style-name="Source_20_Text"><text:span text:style-name="T39">γησης</text:span></text:span></text:p>
      <text:p text:style-name="P14"><text:span text:style-name="Source_20_Text"><text:span text:style-name="T27">Σε αυτ</text:span></text:span><text:span text:style-name="Source_20_Text"><text:span text:style-name="T31">ή</text:span></text:span><text:span text:style-name="Source_20_Text"><text:span text:style-name="T27"> την εν</text:span></text:span><text:span text:style-name="Source_20_Text"><text:span text:style-name="T31">ό</text:span></text:span><text:span text:style-name="Source_20_Text"><text:span text:style-name="T27">τητα θα αναλυθε</text:span></text:span><text:span text:style-name="Source_20_Text"><text:span text:style-name="T31">ί</text:span></text:span><text:span text:style-name="Source_20_Text"><text:span text:style-name="T27"> η </text:span></text:span><text:span text:style-name="Source_20_Text"><text:span text:style-name="T39">στρατιγικ</text:span></text:span><text:span text:style-name="Source_20_Text"><text:span text:style-name="T41">ή </text:span></text:span><text:span text:style-name="Source_20_Text"><text:span text:style-name="T39">κοστολ</text:span></text:span><text:span text:style-name="Source_20_Text"><text:span text:style-name="T41">ό</text:span></text:span><text:span text:style-name="Source_20_Text"><text:span text:style-name="T39">γησης. </text:span></text:span><text:span text:style-name="Source_20_Text"><text:span text:style-name="T27">Το προγραμματιστικ</text:span></text:span><text:span text:style-name="Source_20_Text"><text:span text:style-name="T31">ό</text:span></text:span><text:span text:style-name="Source_20_Text"><text:span text:style-name="T27"> πρ</text:span></text:span><text:span text:style-name="Source_20_Text"><text:span text:style-name="T31">ό</text:span></text:span><text:span text:style-name="Source_20_Text"><text:span text:style-name="T27">τυπο που ακολουθ</text:span></text:span><text:span text:style-name="Source_20_Text"><text:span text:style-name="T31">ή</text:span></text:span><text:span text:style-name="Source_20_Text"><text:span text:style-name="T27">θηκε ε</text:span></text:span><text:span text:style-name="Source_20_Text"><text:span text:style-name="T31">ί</text:span></text:span><text:span text:style-name="Source_20_Text"><text:span text:style-name="T27">ναι το </text:span></text:span><text:span text:style-name="Source_20_Text"><text:span text:style-name="T18">«</text:span></text:span><text:span text:style-name="Source_20_Text"><text:span text:style-name="T20">Abstract Factory</text:span></text:span><text:span text:style-name="Source_20_Text"><text:span text:style-name="T18">». </text:span></text:span><text:span text:style-name="Source_20_Text"><text:span text:style-name="T34">Ό</text:span></text:span><text:span text:style-name="Source_20_Text"><text:span text:style-name="T20">ταν ο client </text:span></text:span><text:span text:style-name="Source_20_Text"><text:span text:style-name="T22">στε</text:span></text:span><text:span text:style-name="Source_20_Text"><text:span text:style-name="T37">ί</text:span></text:span><text:span text:style-name="Source_20_Text"><text:span text:style-name="T22">λει GET στο URI <text:s/></text:span></text:span><text:a xlink:type="simple" xlink:href="http://localhost:8080/vehicles/init?type=Drone" text:style-name="Internet_20_link" text:visited-style-name="Visited_20_Internet_20_Link"><text:span text:style-name="Source_20_Text"><text:span text:style-name="T67">http://localhost:8080/vehicles/init?type=Drone</text:span></text:span></text:a><text:span text:style-name="Source_20_Text"><text:span text:style-name="T67">, </text:span></text:span><text:span text:style-name="Source_20_Text"><text:span text:style-name="T68">το Controller </text:span></text:span><text:span text:style-name="Source_20_Text"><text:span text:style-name="T18">«</text:span></text:span><text:span text:style-name="Source_20_Text"><text:span text:style-name="T23">VehicleController</text:span></text:span><text:span text:style-name="Source_20_Text"><text:span text:style-name="T18">» </text:span></text:span><text:span text:style-name="Source_20_Text"><text:span text:style-name="T23">δημιουργε</text:span></text:span><text:span text:style-name="Source_20_Text"><text:span text:style-name="T38">ί</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man" svg:font-family="Roma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1T09:39:09.551485253</meta:creation-date>
    <dc:date>2026-01-31T13:23:50.719358667</dc:date>
    <meta:editing-duration>PT48M40S</meta:editing-duration>
    <meta:editing-cycles>6</meta:editing-cycles>
    <meta:generator>LibreOffice/7.3.7.2$Linux_X86_64 LibreOffice_project/30$Build-2</meta:generator>
    <meta:document-statistic meta:table-count="0" meta:image-count="0" meta:object-count="0" meta:page-count="2" meta:paragraph-count="18" meta:word-count="562" meta:character-count="4040" meta:non-whitespace-character-count="3492"/>
  </office:meta>
</office:document-meta>
</file>